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P7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b16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ethods of Security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0<text:span text:style-name="T2">1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2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6" loext:marker-style-name="T1"><text:span text:style-name="T1">Decision</text:span></text:p>
          </table:table-cell>
        </table:table-row>
        <table:table-row table:style-name="Table2.2">
          <table:table-cell table:style-name="Table2.A1" office:value-type="string">
            <text:p text:style-name="Text_20_body">To establish the optimal method for securing sensitive data in AML’s new system, ensuring compliance with British GDPR regulations.</text:p>
          </table:table-cell>
          <table:table-cell table:style-name="Table2.A1" office:value-type="string">
            <text:p text:style-name="P4">Selected Option: Strapi Built-in Encryption</text:p>
            <text:p text:style-name="P4"><text:s text:c="4"/>Provides comprehensive security by encrypting all data processed through the CMS.</text:p>
            <text:p text:style-name="P4"><text:s text:c="4"/>Benefits from Strapi’s active open-source development community, ensuring rapid vulnerability fixes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3">Integrate Strapi’s built-in encryption into the new system.</text:span></text:p>
      <text:p text:style-name="Standard" loext:marker-style-name="T1"><text:span text:style-name="T3">Conduct compliance checks to verify GDPR adherence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56</meta:editing-cycles>
    <meta:creation-date>2024-09-26T17:23:00</meta:creation-date>
    <dc:date>2024-12-16T19:41:22.245113181</dc:date>
    <meta:editing-duration>PT22M7S</meta:editing-duration>
    <meta:generator>LibreOffice/24.2.7.2$Linux_X86_64 LibreOffice_project/420$Build-2</meta:generator>
    <meta:document-statistic meta:table-count="3" meta:image-count="0" meta:object-count="0" meta:page-count="1" meta:paragraph-count="16" meta:word-count="85" meta:character-count="623" meta:non-whitespace-character-count="545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